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ff9" officeooo:paragraph-rsid="000de735"/>
    </style:style>
    <style:style style:name="P2" style:family="paragraph" style:parent-style-name="Standard">
      <style:text-properties officeooo:rsid="0004fbc4" officeooo:paragraph-rsid="000de735"/>
    </style:style>
    <style:style style:name="P3" style:family="paragraph" style:parent-style-name="Standard">
      <style:text-properties officeooo:rsid="0007c95d" officeooo:paragraph-rsid="000de735"/>
    </style:style>
    <style:style style:name="P4" style:family="paragraph" style:parent-style-name="Standard">
      <style:text-properties fo:font-weight="bold" officeooo:rsid="0012d009" officeooo:paragraph-rsid="000de735" style:font-weight-asian="bold" style:font-weight-complex="bold"/>
    </style:style>
    <style:style style:name="P5" style:family="paragraph" style:parent-style-name="Standard">
      <style:text-properties fo:font-weight="bold" officeooo:rsid="000547d9" officeooo:paragraph-rsid="000de735" style:font-weight-asian="bold" style:font-weight-complex="bold"/>
    </style:style>
    <style:style style:name="P6" style:family="paragraph" style:parent-style-name="Standard">
      <style:text-properties fo:font-weight="bold" officeooo:rsid="00099dea" officeooo:paragraph-rsid="000de735" style:font-weight-asian="bold" style:font-weight-complex="bold"/>
    </style:style>
    <style:style style:name="P7" style:family="paragraph" style:parent-style-name="Standard">
      <style:text-properties officeooo:rsid="000547d9" officeooo:paragraph-rsid="000de735"/>
    </style:style>
    <style:style style:name="P8" style:family="paragraph" style:parent-style-name="Standard">
      <style:text-properties fo:font-weight="normal" officeooo:rsid="000de735" officeooo:paragraph-rsid="000de735" style:font-weight-asian="normal" style:font-weight-complex="normal"/>
    </style:style>
    <style:style style:name="P9" style:family="paragraph" style:parent-style-name="Standard">
      <style:text-properties fo:font-weight="normal" officeooo:rsid="000fbff9" officeooo:paragraph-rsid="000de735" style:font-weight-asian="normal" style:font-weight-complex="normal"/>
    </style:style>
    <style:style style:name="P10" style:family="paragraph" style:parent-style-name="Standard">
      <style:text-properties officeooo:rsid="000547d9" officeooo:paragraph-rsid="001968cf"/>
    </style:style>
    <style:style style:name="P11" style:family="paragraph" style:parent-style-name="Standard">
      <style:text-properties officeooo:rsid="000547d9" officeooo:paragraph-rsid="001a2310"/>
    </style:style>
    <style:style style:name="P12" style:family="paragraph" style:parent-style-name="Standard">
      <style:text-properties officeooo:rsid="000547d9" officeooo:paragraph-rsid="001b8d3b"/>
    </style:style>
    <style:style style:name="P13" style:family="paragraph" style:parent-style-name="Standard">
      <style:text-properties officeooo:rsid="000547d9" officeooo:paragraph-rsid="001c80ec"/>
    </style:style>
    <style:style style:name="P14" style:family="paragraph" style:parent-style-name="Standard">
      <style:text-properties officeooo:rsid="000547d9" officeooo:paragraph-rsid="001ca680"/>
    </style:style>
    <style:style style:name="P15" style:family="paragraph" style:parent-style-name="Standard">
      <style:text-properties fo:font-weight="bold" officeooo:rsid="00099dea" officeooo:paragraph-rsid="000de73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735" style:font-weight-asian="normal" style:font-weight-complex="normal"/>
    </style:style>
    <style:style style:name="T3" style:family="text">
      <style:text-properties fo:font-weight="normal" officeooo:rsid="000e6f10" style:font-weight-asian="normal" style:font-weight-complex="normal"/>
    </style:style>
    <style:style style:name="T4" style:family="text">
      <style:text-properties fo:font-weight="normal" officeooo:rsid="0015ada7" style:font-weight-asian="normal" style:font-weight-complex="normal"/>
    </style:style>
    <style:style style:name="T5" style:family="text">
      <style:text-properties fo:font-weight="normal" officeooo:rsid="001968cf" style:font-weight-asian="normal" style:font-weight-complex="normal"/>
    </style:style>
    <style:style style:name="T6" style:family="text">
      <style:text-properties fo:font-weight="normal" officeooo:rsid="001a2310" style:font-weight-asian="normal" style:font-weight-complex="normal"/>
    </style:style>
    <style:style style:name="T7" style:family="text">
      <style:text-properties fo:font-weight="normal" officeooo:rsid="001b8d3b" style:font-weight-asian="normal" style:font-weight-complex="normal"/>
    </style:style>
    <style:style style:name="T8" style:family="text">
      <style:text-properties fo:font-weight="normal" officeooo:rsid="001c80ec" style:font-weight-asian="normal" style:font-weight-complex="normal"/>
    </style:style>
    <style:style style:name="T9" style:family="text">
      <style:text-properties fo:font-weight="normal" officeooo:rsid="001ca680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94be" style:font-weight-asian="bold" style:font-weight-complex="bold"/>
    </style:style>
    <style:style style:name="T12" style:family="text">
      <style:text-properties fo:font-weight="bold" officeooo:rsid="001968cf" style:font-weight-asian="bold" style:font-weight-complex="bold"/>
    </style:style>
    <style:style style:name="T13" style:family="text">
      <style:text-properties fo:font-weight="bold" officeooo:rsid="001c80ec" style:font-weight-asian="bold" style:font-weight-complex="bold"/>
    </style:style>
    <style:style style:name="T14" style:family="text">
      <style:text-properties fo:font-weight="bold" officeooo:rsid="001ca680" style:font-weight-asian="bold" style:font-weight-complex="bold"/>
    </style:style>
    <style:style style:name="T15" style:family="text">
      <style:text-properties officeooo:rsid="001968cf"/>
    </style:style>
    <style:style style:name="T16" style:family="text">
      <style:text-properties officeooo:rsid="001a23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der: <text:span text:style-name="T15">Services</text:span></text:p>
      <text:p text:style-name="P3">Package: com.mds.app.<text:span text:style-name="T15">services</text:span></text:p>
      <text:p text:style-name="P2">Class: <text:span text:style-name="T15">Endereco</text:span>.java</text:p>
      <text:p text:style-name="P1"/>
      <text:p text:style-name="P4">Package: </text:p>
      <text:p text:style-name="P4"><text:tab/>com.mds.app.<text:span text:style-name="T15">services</text:span>: <text:span text:style-name="T1">Package containing all the </text:span><text:span text:style-name="T5">conection services</text:span><text:span text:style-name="T1"> elements </text:span><text:span text:style-name="T5">of the aplication</text:span></text:p>
      <text:p text:style-name="P4"/>
      <text:p text:style-name="P4">Imports:</text:p>
      <text:p text:style-name="P4"><text:tab/><text:span text:style-name="T2">There is no imports in this class.</text:span></text:p>
      <text:p text:style-name="P8"/>
      <text:p text:style-name="P1"><text:span text:style-name="T10">Class:</text:span> </text:p>
      <text:p text:style-name="P1"><text:tab/><text:span text:style-name="T12">Endereco</text:span><text:span text:style-name="T10">: </text:span><text:span text:style-name="T4">It's a public </text:span><text:span text:style-name="T5">abstract service</text:span><text:span text:style-name="T3"> class for </text:span><text:span text:style-name="T5">the governamental website address</text:span><text:span text:style-name="T3">. </text:span><text:span text:style-name="T5">It's basically a class that contains many final (constant) variables and can not be instantiated beacause it's declared as abstract. It constructs a URL that can be accessed by other classes, beacause all the variables and methods are declared as static.</text:span></text:p>
      <text:p text:style-name="P9"><text:tab/></text:p>
      <text:p text:style-name="P5">Variables:</text:p>
      <text:p text:style-name="P10"><text:tab/><text:span text:style-name="T12">BASE_URL:</text:span><text:span text:style-name="T15"> It's a private final static String type variable. This variable receives the base URL of the governamental site “</text:span><text:a xlink:type="simple" xlink:href="http://www.camara.gov.br/"><text:span text:style-name="T15">www.camara.gov.br</text:span></text:a><text:span text:style-name="T15">”.</text:span></text:p>
      <text:p text:style-name="P11"><text:span text:style-name="T15"><text:tab/></text:span><text:span text:style-name="T12">IGUAL:</text:span><text:span text:style-name="T15"> It's a private final static String type variable. This variable receives the </text:span><text:span text:style-name="T16">character “=”, used to construct the URL.</text:span></text:p>
      <text:p text:style-name="P11"><text:span text:style-name="T15"><text:tab/></text:span><text:span text:style-name="T12">E:</text:span><text:span text:style-name="T15"> It's a private final static String type variable. This variable receives the </text:span><text:span text:style-name="T16">character “&amp;”, used to construct the URL.</text:span><text:span text:style-name="T15"></text:span></text:p>
      <text:p text:style-name="P12"><text:span text:style-name="T15"><text:tab/></text:span><text:span text:style-name="T12">SIGLA: </text:span><text:span text:style-name="T5">It's a private final static String type variable. This variable receives the </text:span><text:span text:style-name="T7">string from the variable “sigla”</text:span><text:span text:style-name="T6">, </text:span><text:span text:style-name="T7">which is the acronym of the political party </text:span><text:span text:style-name="T6">used to construct the URL.</text:span></text:p>
      <text:p text:style-name="P12"><text:span text:style-name="T15"><text:tab/></text:span><text:span text:style-name="T12">NUMERO: </text:span><text:span text:style-name="T5">It's a private final static String type variable. This variable receives the </text:span><text:span text:style-name="T7">string from the variable “numero”</text:span><text:span text:style-name="T6">, </text:span><text:span text:style-name="T7">which is the number of the project</text:span><text:span text:style-name="T6"> used to construct the URL.</text:span></text:p>
      <text:p text:style-name="P12"><text:span text:style-name="T15"><text:tab/></text:span><text:span text:style-name="T12">ANO: </text:span><text:span text:style-name="T5">It's a private final static String type variable. This variable receives the </text:span><text:span text:style-name="T7">string from the variable “ano”</text:span><text:span text:style-name="T6">, </text:span><text:span text:style-name="T7">which is the the actual year</text:span><text:span text:style-name="T6"> used to construct the URL.</text:span></text:p>
      <text:p text:style-name="P12"><text:span text:style-name="T15"><text:tab/></text:span><text:span text:style-name="T12">DATA_INICIO: </text:span><text:span text:style-name="T5">It's a private final static String type variable. This variable receives the </text:span><text:span text:style-name="T7">string from the variable “dataInicio”</text:span><text:span text:style-name="T6">, </text:span><text:span text:style-name="T7">which is the date the project was emited</text:span><text:span text:style-name="T6"> used to construct the URL.</text:span><text:span text:style-name="T5"></text:span></text:p>
      <text:p text:style-name="P12"><text:span text:style-name="T15"><text:tab/></text:span><text:span text:style-name="T12">DATA_FINAL: </text:span><text:span text:style-name="T5">It's a private final static String type variable. This variable receives the </text:span><text:span text:style-name="T7">string from the variable “dataFinal”</text:span><text:span text:style-name="T6">, </text:span><text:span text:style-name="T7">which is the final date of the project</text:span><text:span text:style-name="T6">, used to construct the URL.</text:span><text:span text:style-name="T15"></text:span></text:p>
      <text:p text:style-name="P12"><text:span text:style-name="T15"><text:tab/></text:span><text:span text:style-name="T12">AUTOR: </text:span><text:span text:style-name="T5">It's a private final static String type variable. This variable receives the </text:span><text:span text:style-name="T7">string from the variable “autor”</text:span><text:span text:style-name="T6">, </text:span><text:span text:style-name="T7">which is the author of the project</text:span><text:span text:style-name="T6">, used to construct the URL.</text:span></text:p>
      <text:p text:style-name="P12"><text:span text:style-name="T12"><text:tab/>NOME_AUTOR: </text:span><text:span text:style-name="T5">It's a private final static String type variable. This variable receives </text:span><text:span text:style-name="T7">the string from the variable “nomeAutor”</text:span><text:span text:style-name="T6">, </text:span><text:span text:style-name="T7">which is the name of the author of the project</text:span><text:span text:style-name="T6"> used to construct the URL.</text:span></text:p>
      <text:p text:style-name="P12"><text:span text:style-name="T15"><text:tab/></text:span><text:span text:style-name="T12">SIGLA_PARTIDO: </text:span><text:span text:style-name="T5">It's a private final static String type variable. This variable receives the </text:span><text:span text:style-name="T7">string from the variable “siglaPartido”</text:span><text:span text:style-name="T6">, </text:span><text:span text:style-name="T7">which is the political party acronym</text:span><text:span text:style-name="T6"> used to construct the URL.</text:span><text:span text:style-name="T15"></text:span></text:p>
      <text:p text:style-name="P12"><text:span text:style-name="T15"><text:tab/></text:span><text:span text:style-name="T12">SIGLA_UF: </text:span><text:span text:style-name="T5">It's a private final static String type variable. This variable receives the </text:span><text:span text:style-name="T7">string from the variable “siglaUF”</text:span><text:span text:style-name="T6">, </text:span><text:span text:style-name="T7">which is the acronym of the Federal Unity (“Unidade Federativa”)</text:span><text:span text:style-name="T6"> used to construct the URL.</text:span></text:p>
      <text:p text:style-name="P12"><text:span text:style-name="T15"><text:tab/></text:span><text:span text:style-name="T12">GENERO_AUTOR: </text:span><text:span text:style-name="T5">It's a private final static String type variable. This variable receives the </text:span><text:span text:style-name="T7">string from the variable “generoAutor”</text:span><text:span text:style-name="T6">, </text:span><text:span text:style-name="T7">which is the gender of the author of the project</text:span><text:span text:style-name="T6"> used to construct the URL.</text:span><text:span text:style-name="T15"></text:span></text:p>
      <text:p text:style-name="P12"><text:span text:style-name="T15"><text:tab/></text:span><text:span text:style-name="T12">CODIGO_ESTADO: </text:span><text:span text:style-name="T5">It's a private final static String type variable. This variable receives the </text:span><text:span text:style-name="T7">string from the variable “codigoEstado”</text:span><text:span text:style-name="T6">, </text:span><text:span text:style-name="T7">which is the state code </text:span><text:span text:style-name="T6">used to construct the URL.</text:span></text:p>
      <text:p text:style-name="P12"><text:soft-page-break/><text:span text:style-name="T15"><text:tab/></text:span><text:span text:style-name="T12">CODIGO_ORGAO_ESTADO: </text:span><text:span text:style-name="T5">It's a private final static String type variable. This variable receives the </text:span><text:span text:style-name="T7">string from the variable “codigoOrgaoEstado”</text:span><text:span text:style-name="T6">, </text:span><text:span text:style-name="T7">which is the state organ code</text:span><text:span text:style-name="T6"> used to construct the URL.</text:span><text:span text:style-name="T5"></text:span></text:p>
      <text:p text:style-name="P12"><text:span text:style-name="T15"><text:tab/></text:span><text:span text:style-name="T12">TRAMITACAO: </text:span><text:span text:style-name="T5">It's a private final static String type variable. This variable receives the </text:span><text:span text:style-name="T7">string from the variable “tramitacao”</text:span><text:span text:style-name="T6">, </text:span><text:span text:style-name="T7">which is the processing state of the project</text:span><text:span text:style-name="T6"> used to construct the URL.</text:span></text:p>
      <text:p text:style-name="P12"><text:span text:style-name="T15"><text:tab/></text:span><text:span text:style-name="T12">sigla: </text:span><text:span text:style-name="T5">It's a </text:span><text:span text:style-name="T7">public</text:span><text:span text:style-name="T5"> static String type variable. This variable receives </text:span><text:span text:style-name="T8">an acronym </text:span><text:span text:style-name="T9">data </text:span><text:span text:style-name="T8">string and it's used to construct de URL.</text:span><text:span text:style-name="T15"></text:span></text:p>
      <text:p text:style-name="P13"><text:span text:style-name="T15"><text:tab/></text:span><text:span text:style-name="T12">numero: </text:span><text:span text:style-name="T5">It's a </text:span><text:span text:style-name="T7">public</text:span><text:span text:style-name="T5"> static String type variable. This variable receives </text:span><text:span text:style-name="T8">a </text:span><text:span text:style-name="T9">number</text:span><text:span text:style-name="T8"> </text:span><text:span text:style-name="T9">data </text:span><text:span text:style-name="T8">string and it's used to construct de URL.</text:span><text:span text:style-name="T12"></text:span><text:span text:style-name="T15"></text:span></text:p>
      <text:p text:style-name="P13"><text:span text:style-name="T15"><text:tab/></text:span><text:span text:style-name="T12">ano:</text:span><text:span text:style-name="T15"> </text:span><text:span text:style-name="T5">It's a </text:span><text:span text:style-name="T7">public</text:span><text:span text:style-name="T5"> static String type variable. This variable receives </text:span><text:span text:style-name="T8">a </text:span><text:span text:style-name="T9">year</text:span><text:span text:style-name="T8"> string </text:span><text:span text:style-name="T9">data </text:span><text:span text:style-name="T8">and it's used to construct de URL.</text:span><text:span text:style-name="T15"></text:span></text:p>
      <text:p text:style-name="P13"><text:span text:style-name="T15"><text:tab/></text:span><text:span text:style-name="T12">dataInicio: </text:span><text:span text:style-name="T5">It's a </text:span><text:span text:style-name="T7">public</text:span><text:span text:style-name="T5"> static String type variable. This variable receives </text:span><text:span text:style-name="T8">an </text:span><text:span text:style-name="T9">initial date data</text:span><text:span text:style-name="T8"> string and it's used to construct de URL.</text:span><text:span text:style-name="T12"></text:span></text:p>
      <text:p text:style-name="P13"><text:span text:style-name="T15"><text:tab/></text:span><text:span text:style-name="T12">dataFinal: </text:span><text:span text:style-name="T5">It's a </text:span><text:span text:style-name="T7">public</text:span><text:span text:style-name="T5"> static String type variable. This variable receives </text:span><text:span text:style-name="T8">a </text:span><text:span text:style-name="T9">final date data</text:span><text:span text:style-name="T8"> string and it's used to construct de URL.</text:span><text:span text:style-name="T12"></text:span></text:p>
      <text:p text:style-name="P13"><text:span text:style-name="T15"><text:tab/></text:span><text:span text:style-name="T12">autor: </text:span><text:span text:style-name="T5">It's a </text:span><text:span text:style-name="T7">public</text:span><text:span text:style-name="T5"> static String type variable. This variable receives </text:span><text:span text:style-name="T8">an </text:span><text:span text:style-name="T9">author data</text:span><text:span text:style-name="T8"> string and it's used to construct de URL.</text:span><text:span text:style-name="T12"></text:span></text:p>
      <text:p text:style-name="P13"><text:span text:style-name="T15"><text:tab/></text:span><text:span text:style-name="T12">nomeAutor: </text:span><text:span text:style-name="T5">It's a </text:span><text:span text:style-name="T7">public</text:span><text:span text:style-name="T5"> static String type variable. This variable receives </text:span><text:span text:style-name="T8">an </text:span><text:span text:style-name="T9">author name data</text:span><text:span text:style-name="T8"> string and it's used to construct de URL.</text:span><text:span text:style-name="T12"></text:span></text:p>
      <text:p text:style-name="P13"><text:span text:style-name="T15"><text:tab/></text:span><text:span text:style-name="T12">siglaPartido: </text:span><text:span text:style-name="T5">It's a </text:span><text:span text:style-name="T7">public</text:span><text:span text:style-name="T5"> static String type variable. This variable receives </text:span><text:span text:style-name="T8">a </text:span><text:span text:style-name="T9">political party</text:span><text:span text:style-name="T8"> acronym </text:span><text:span text:style-name="T9">data </text:span><text:span text:style-name="T8">string and it's used to construct de URL.</text:span><text:span text:style-name="T12"></text:span></text:p>
      <text:p text:style-name="P13"><text:span text:style-name="T15"><text:tab/></text:span><text:span text:style-name="T12">siglaU</text:span><text:span text:style-name="T13">F: </text:span><text:span text:style-name="T5">It's a </text:span><text:span text:style-name="T7">public</text:span><text:span text:style-name="T5"> static String type variable. This variable receives </text:span><text:span text:style-name="T8">a </text:span><text:span text:style-name="T9">Federal Unity (</text:span><text:span text:style-name="T8">“</text:span><text:span text:style-name="T9">Unidade Federativa</text:span><text:span text:style-name="T8">”</text:span><text:span text:style-name="T9">)</text:span><text:span text:style-name="T8"> acronym </text:span><text:span text:style-name="T9">data </text:span><text:span text:style-name="T8">string and it's used to construct de URL.</text:span><text:span text:style-name="T12"></text:span></text:p>
      <text:p text:style-name="P13"><text:span text:style-name="T15"><text:tab/></text:span><text:span text:style-name="T12">generoAutor: </text:span><text:span text:style-name="T5">It's a </text:span><text:span text:style-name="T7">public</text:span><text:span text:style-name="T5"> static String type variable. This variable receives </text:span><text:span text:style-name="T8">a</text:span><text:span text:style-name="T9">n author gender</text:span><text:span text:style-name="T8"> </text:span><text:span text:style-name="T9">data </text:span><text:span text:style-name="T8">string and it's used to construct de URL.</text:span><text:span text:style-name="T5"></text:span></text:p>
      <text:p text:style-name="P13"><text:span text:style-name="T15"><text:tab/></text:span><text:span text:style-name="T12">codigoEstado: </text:span><text:span text:style-name="T5">It's a </text:span><text:span text:style-name="T7">public</text:span><text:span text:style-name="T5"> static String type variable. This variable receives </text:span><text:span text:style-name="T8">a </text:span><text:span text:style-name="T9">state code data</text:span><text:span text:style-name="T8"> string and it's used to construct de URL.</text:span><text:span text:style-name="T12"></text:span></text:p>
      <text:p text:style-name="P13"><text:span text:style-name="T15"><text:tab/></text:span><text:span text:style-name="T12">codigoOrgaoEstado: </text:span><text:span text:style-name="T5">It's a </text:span><text:span text:style-name="T7">public</text:span><text:span text:style-name="T5"> static String type variable. This variable receives </text:span><text:span text:style-name="T8">a </text:span><text:span text:style-name="T9">state organ code</text:span><text:span text:style-name="T8"> </text:span><text:span text:style-name="T9">data </text:span><text:span text:style-name="T8">string and it's used to construct de URL.</text:span><text:span text:style-name="T12"></text:span></text:p>
      <text:p text:style-name="P14"><text:span text:style-name="T15"><text:tab/></text:span><text:span text:style-name="T12">ID_TIPO_AUTOR: </text:span><text:span text:style-name="T5">It's a private final static String type variable. This variable receives the </text:span><text:span text:style-name="T7">string from the variable “</text:span><text:span text:style-name="T9">idTipoAutor</text:span><text:span text:style-name="T7">”</text:span><text:span text:style-name="T6">, </text:span><text:span text:style-name="T7">which is the </text:span><text:span text:style-name="T9">id type of the author</text:span><text:span text:style-name="T6"> used to construct the URL.</text:span><text:span text:style-name="T15"></text:span></text:p>
      <text:p text:style-name="P6"/>
      <text:p text:style-name="P6">Methods:</text:p>
      <text:p text:style-name="P7"><text:tab/><text:span text:style-name="T14">contruirEndereco</text:span><text:span text:style-name="T11">(): </text:span><text:span text:style-name="T9">this method receives all the information of the public static String variables described above, which is needed to construct the URL. The return is the URL to a toString() method, that will create the final UR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4-10T12:15:42</meta:creation-date>
    <dc:date>2014-04-14T22:53:40</dc:date>
    <dc:creator>Luciano </dc:creator>
    <meta:editing-duration>PT1H55M51S</meta:editing-duration>
    <meta:editing-cycles>13</meta:editing-cycles>
    <meta:generator>LibreOffice/3.6$Linux_X86_64 LibreOffice_project/360m1$Build-2</meta:generator>
    <meta:document-statistic meta:table-count="0" meta:image-count="0" meta:object-count="0" meta:page-count="2" meta:paragraph-count="42" meta:word-count="886" meta:character-count="5640" meta:non-whitespace-character-count="4723"/>
  </office:meta>
</office:document-meta>
</file>